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e" style:master-page-name="MP0">
      <style:paragraph-properties style:page-number="auto" fo:break-before="page"/>
      <style:text-properties style:font-name="EasyReadingPRO" fo:font-size="12pt" fo:font-weight="bold" officeooo:paragraph-rsid="000f5b78" style:font-size-asian="12pt" style:font-weight-asian="bold" style:font-size-complex="12pt" style:font-weight-complex="bold"/>
    </style:style>
    <style:style style:name="P2" style:family="paragraph" style:parent-style-name="Normale">
      <style:paragraph-properties fo:margin-left="0.635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EasyReadingPRO" fo:font-size="12pt" fo:font-style="italic" officeooo:paragraph-rsid="000f5b78" style:font-size-asian="12pt" style:font-style-asian="italic" style:font-size-complex="12pt" style:font-style-complex="italic"/>
    </style:style>
    <style:style style:name="P3" style:family="paragraph" style:parent-style-name="Normale">
      <style:paragraph-properties fo:margin-left="0.635cm" fo:margin-right="0cm" fo:margin-top="0.101cm" fo:margin-bottom="0.101cm" style:contextual-spacing="false" fo:line-height="100%" fo:text-indent="0cm" style:auto-text-indent="false">
        <style:tab-stops/>
      </style:paragraph-properties>
      <style:text-properties style:font-name="EasyReadingPRO" fo:font-size="12pt" fo:font-style="italic" officeooo:rsid="000f15fe" officeooo:paragraph-rsid="000f5b78" style:font-size-asian="12pt" style:font-style-asian="italic" style:font-size-complex="12pt" style:font-style-complex="italic"/>
    </style:style>
    <style:style style:name="P4" style:family="paragraph" style:parent-style-name="Paragrafo_20_elenco" style:list-style-name="L1">
      <style:paragraph-properties fo:margin-top="0.101cm" fo:margin-bottom="0.101cm" style:contextual-spacing="false"/>
      <style:text-properties style:font-name="EasyReadingPRO" fo:font-size="12pt" officeooo:paragraph-rsid="000f5b78" style:font-size-asian="12pt" style:font-size-complex="12pt"/>
    </style:style>
    <style:style style:name="P5" style:family="paragraph" style:parent-style-name="Paragrafo_20_elenco" style:list-style-name="L1">
      <style:paragraph-properties fo:margin-top="0.101cm" fo:margin-bottom="0.101cm" style:contextual-spacing="false" fo:line-height="100%"/>
      <style:text-properties style:font-name="EasyReadingPRO" fo:font-size="12pt" officeooo:paragraph-rsid="000f5b78" style:font-size-asian="12pt" style:font-size-complex="12pt"/>
    </style:style>
    <style:style style:name="P6" style:family="paragraph" style:parent-style-name="Standard">
      <style:text-properties style:font-name="EasyReadingPRO" fo:font-size="12pt" officeooo:rsid="000f15fe" officeooo:paragraph-rsid="000f15fe" style:font-size-asian="12pt" style:font-size-complex="12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EasyReadingPRO" fo:font-size="12pt" fo:font-weight="bold" officeooo:rsid="001104b9" officeooo:paragraph-rsid="001104b9" style:font-size-asian="12pt" style:font-weight-asian="bold" style:font-size-complex="12pt" style:font-weight-complex="bold"/>
    </style:style>
    <style:style style:name="P8" style:family="paragraph" style:parent-style-name="Standard" style:list-style-name="L2">
      <style:paragraph-properties fo:margin-top="0.101cm" fo:margin-bottom="0.101cm" style:contextual-spacing="false"/>
      <style:text-properties style:font-name="EasyReadingPRO" officeooo:paragraph-rsid="001104b9"/>
    </style:style>
    <style:style style:name="P9" style:family="paragraph" style:parent-style-name="Standard" style:list-style-name="L2">
      <style:paragraph-properties fo:margin-top="0.101cm" fo:margin-bottom="0.101cm" style:contextual-spacing="false"/>
      <style:text-properties style:font-name="EasyReadingPRO" fo:font-style="italic" officeooo:paragraph-rsid="001104b9" style:font-style-asian="italic" style:font-style-complex="italic"/>
    </style:style>
    <style:style style:name="P10" style:family="paragraph" style:parent-style-name="Standard">
      <style:paragraph-properties fo:margin-top="0.101cm" fo:margin-bottom="0.101cm" style:contextual-spacing="false"/>
      <style:text-properties style:font-name="EasyReadingPRO" officeooo:paragraph-rsid="001104b9"/>
    </style:style>
    <style:style style:name="P11" style:family="paragraph" style:parent-style-name="Standard">
      <style:paragraph-properties fo:margin-top="0.101cm" fo:margin-bottom="0.101cm" style:contextual-spacing="false"/>
      <style:text-properties style:font-name="EasyReadingPRO" fo:font-style="normal" officeooo:rsid="001104b9" officeooo:paragraph-rsid="001104b9" style:font-style-asian="normal" style:font-style-complex="normal"/>
    </style:style>
    <style:style style:name="P12" style:family="paragraph" style:parent-style-name="Standard" style:list-style-name="L4">
      <style:paragraph-properties fo:margin-top="0.101cm" fo:margin-bottom="0.101cm" style:contextual-spacing="false"/>
      <style:text-properties style:font-name="EasyReadingPRO" fo:font-style="normal" officeooo:rsid="001104b9" officeooo:paragraph-rsid="001104b9" style:font-style-asian="normal" style:font-style-complex="normal"/>
    </style:style>
    <style:style style:name="P13" style:family="paragraph" style:parent-style-name="Standard">
      <style:paragraph-properties fo:margin-top="0.101cm" fo:margin-bottom="0.101cm" style:contextual-spacing="false" fo:break-before="page"/>
      <style:text-properties style:font-name="EasyReadingPRO" fo:font-style="normal" officeooo:rsid="001104b9" officeooo:paragraph-rsid="001104b9" style:font-style-asian="normal" style:font-style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f15fe" style:font-size-asian="12pt" style:font-size-complex="12pt"/>
    </style:style>
    <style:style style:name="T3" style:family="text">
      <style:text-properties fo:font-size="12pt" officeooo:rsid="000f5b78" style:font-size-asian="12pt" style:font-size-complex="12pt"/>
    </style:style>
    <style:style style:name="T4" style:family="text">
      <style:text-properties fo:font-size="12pt" fo:font-style="italic" officeooo:rsid="000f15fe" style:font-size-asian="12pt" style:font-style-asian="italic" style:font-size-complex="12pt" style:font-style-complex="itali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quenza di Viola</text:p>
      <text:list xml:id="list1297084113" text:style-name="L1">
        <text:list-item>
          <text:p text:style-name="P4">(Sceglie se lavorare ai turni preparatori (in cucina) o ai turni di servizio)</text:p>
        </text:list-item>
        <text:list-item>
          <text:p text:style-name="P4">Aggiunge un turno al calendario, eventualmente specificando una ricorrenza e/o un luogo diverso dalla sede</text:p>
        </text:list-item>
      </text:list>
      <text:p text:style-name="P2">Ripete passo 2 finché non è soddisfatta</text:p>
      <text:list xml:id="list92648448908293" text:continue-numbering="true" text:style-name="L1">
        <text:list-item>
          <text:p text:style-name="P5">Se necessario raggruppa un insieme di turni</text:p>
        </text:list-item>
      </text:list>
      <text:p text:style-name="P2">Ripete passo 3 finché non è soddisfatta</text:p>
      <text:list xml:id="list92648652432154" text:continue-numbering="true" text:style-name="L1">
        <text:list-item>
          <text:p text:style-name="P5">Se necessario, modifica o elimina un turno o un gruppo di turni, eventualmente specificando la ricorrenza</text:p>
        </text:list-item>
      </text:list>
      <text:p text:style-name="P2">Ripete passo 4 finché non è soddisfatta</text:p>
      <text:p text:style-name="P2">Se vuole torna al passo 2, altrimenti prosegue con i turni <text:tab/>di servizio oppure termina</text:p>
      <text:list xml:id="list92646944073619" text:continue-numbering="true" text:style-name="L1">
        <text:list-item>
          <text:p text:style-name="P5">Seleziona un evento dalla lista di eventi programmati</text:p>
        </text:list-item>
        <text:list-item>
          <text:p text:style-name="P5">Seleziona un particolare servizio dall’evento considerato</text:p>
        </text:list-item>
      </text:list>
      <text:p text:style-name="P3">Torna al passo 2 (per definire i turni di servizio)</text:p>
      <text:p text:style-name="P6"/>
      <text:p text:style-name="P7">Sequenza di Alex</text:p>
      <text:list xml:id="list2634179240" text:style-name="L2">
        <text:list-item>
          <text:p text:style-name="P8"><text:span text:style-name="T2">Sceglie se lavorare su turni di cucina o di servizio</text:span></text:p>
        </text:list-item>
        <text:list-item>
          <text:p text:style-name="P8"><text:span text:style-name="T2">Sceglie una data sul calendario</text:span></text:p>
        </text:list-item>
        <text:list-item>
          <text:p text:style-name="P8"><text:span text:style-name="T2">Inserisce un turno indicando la periodicità, il luogo e la durata</text:span></text:p>
          <text:p text:style-name="P9"><text:span text:style-name="T3">Se vuole torna al passo 2 altrimenti prosegue</text:span></text:p>
        </text:list-item>
        <text:list-item>
          <text:p text:style-name="P8"><text:span text:style-name="T2">Se è in definizione un turno di servizio può impostare una data limite per togliere la disponibilità</text:span></text:p>
        </text:list-item>
        <text:list-item>
          <text:p text:style-name="P8"><text:span text:style-name="T2">Se necessario modifica e/o elimina un turno o un gruppo di turni </text:span></text:p>
          <text:p text:style-name="P8"><text:span text:style-name="T4">Se soddisfatto prosegue, altrimenti torna al passo 2</text:span></text:p>
        </text:list-item>
      </text:list>
      <text:p text:style-name="P10"><text:span text:style-name="T4"/></text:p>
      <text:p text:style-name="P10"><text:span text:style-name="T4"/></text:p>
      <text:p text:style-name="P13"><text:span text:style-name="T2">U</text:span><text:span text:style-name="T1">nione:</text:span></text:p>
      <text:list xml:id="list1360671743" text:style-name="L4">
        <text:list-item>
          <text:p text:style-name="P12"><text:span text:style-name="T1">Sceglie se lavorare sui turni preparatori o di servizio</text:span></text:p>
        </text:list-item>
        <text:list-item>
          <text:p text:style-name="P12"><text:span text:style-name="T1">Se è in definizione un turno di servizio seleziona l’evento dalla lista e successivamente il servizio</text:span></text:p>
        </text:list-item>
        <text:list-item>
          <text:p text:style-name="P12"><text:span text:style-name="T1">Sceglie una data sul calendario</text:span></text:p>
        </text:list-item>
        <text:list-item>
          <text:p text:style-name="P12"><text:span text:style-name="T1">Inserisce un turno, eventualmente specificando ricorrenza, luogo e durata</text:span></text:p>
        </text:list-item>
        <text:list-item>
          <text:p text:style-name="P12"><text:span text:style-name="T1">Se è in definizione un turno di servizio può indicare una data limite per togliere la disponibilità</text:span></text:p>
          <text:p text:style-name="P12"><text:span text:style-name="T1">se vuole torna al passo 3, se è soddisfatto prosegue</text:span></text:p>
        </text:list-item>
        <text:list-item>
          <text:p text:style-name="P12"><text:span text:style-name="T1">Se necessario raggruppa un insieme di turni</text:span></text:p>
          <text:p text:style-name="P12"><text:span text:style-name="T1">ripete 6 finché non è soddisfatto</text:span></text:p>
        </text:list-item>
        <text:list-item>
          <text:p text:style-name="P12"><text:span text:style-name="T1">Se necessario modifica e/o elimina un turno o un gruppo di turni, eventualmente specificando la ricorrenza</text:span></text:p>
          <text:p text:style-name="P12"><text:span text:style-name="T1">se vuole torna al passo 3, altrimenti termina</text:span></text:p>
        </text:list-item>
      </text:list>
      <text:p text:style-name="P11"><text:span text:style-name="T1"/></text:p>
      <text:p text:style-name="P1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EasyReadingPRO" svg:font-family="EasyReadingPRO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 loext:hyphenation-no-caps="false"/>
    </style:style>
    <style:style style:name="Paragrafo_20_elenco" style:display-name="Paragrafo elenco" style:family="paragraph" style:parent-style-name="Normale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11T09:26:46.367000000</dc:date>
    <meta:editing-duration>PT22M47S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2" meta:paragraph-count="31" meta:word-count="310" meta:character-count="1819" meta:non-whitespace-character-count="1556"/>
  </office:meta>
</office:document-meta>
</file>